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ra" svg:font-family="Lora"/>
    <style:font-face style:name="Open Sans" svg:font-family="'Open Sans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in" fo:margin-right="0.3335in" fo:margin-top="0.1665in" fo:margin-bottom="0.1665in" fo:orphans="2" fo:widows="2" fo:text-indent="0in" style:auto-text-indent="false"/>
    </style:style>
    <style:style style:name="P2" style:family="paragraph" style:parent-style-name="Text_20_body" style:list-style-name="L1" style:master-page-name="">
      <style:paragraph-properties fo:margin-left="-0.0102in" fo:margin-right="0.3335in" fo:margin-top="0.1665in" fo:margin-bottom="0.1665in" fo:orphans="2" fo:widows="2" fo:text-indent="0in" style:auto-text-indent="false" style:page-number="auto"/>
    </style:style>
    <style:style style:name="P3" style:family="paragraph" style:parent-style-name="Text_20_body" style:list-style-name="L1">
      <style:paragraph-properties fo:margin-left="-0.0102in" fo:margin-right="0.3335in" fo:margin-top="0.1665in" fo:margin-bottom="0.1665in" fo:orphans="2" fo:widows="2" fo:text-indent="0in" style:auto-text-indent="false"/>
    </style:style>
    <style:style style:name="T1" style:family="text">
      <style:text-properties fo:color="#333333" style:font-name="Lora" fo:font-weight="normal"/>
    </style:style>
    <style:style style:name="T2" style:family="text">
      <style:text-properties fo:font-variant="normal" fo:text-transform="none" fo:color="#333333" style:font-name="Open Sans" fo:font-size="14pt" fo:letter-spacing="normal" fo:font-style="normal" fo:font-weight="normal"/>
    </style:style>
    <style:style style:name="T3" style:family="text">
      <style:text-properties fo:font-variant="normal" fo:text-transform="none" fo:color="#333333" style:font-name="Open Sans" fo:font-size="14pt" fo:letter-spacing="normal" fo:font-style="normal" fo:font-weight="bold"/>
    </style:style>
    <style:style style:name="T4" style:family="text">
      <style:text-properties fo:font-variant="normal" fo:text-transform="none" fo:color="#333333" style:font-name="Open Sans" fo:font-size="14pt" fo:letter-spacing="normal" fo:font-style="italic" fo:font-weight="normal"/>
    </style:style>
    <style:style style:name="T5" style:family="text">
      <style:text-properties fo:font-variant="normal" fo:text-transform="none" fo:color="#0070bb" style:text-line-through-style="none" style:font-name="Open Sans" fo:font-size="14pt" fo:letter-spacing="normal" fo:font-style="normal" style:text-underline-style="none" fo:font-weight="bold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">References</text:span></text:h>
      <text:list xml:id="list284925944830596309" text:style-name="L1">
        <text:list-item>
          <text:p text:style-name="P2"><text:bookmark text:name="CR2"/><text:span text:style-name="Citation"><text:span text:style-name="T2">Chew G, Watts G: </text:span></text:span><text:span text:style-name="Citation"><text:span text:style-name="Strong_20_Emphasis"><text:span text:style-name="T3">Coenzyme Q10 and diabetic endotheliopathy: oxidative stress and the ‘recoupling hypothesis’.</text:span></text:span></text:span><text:span text:style-name="Citation"><text:span text:style-name="T2"> </text:span></text:span><text:span text:style-name="Citation"><text:span text:style-name="Emphasis"><text:span text:style-name="T4">QJM</text:span></text:span></text:span><text:span text:style-name="Citation"><text:span text:style-name="T2">2004, </text:span></text:span><text:span text:style-name="Citation"><text:span text:style-name="Strong_20_Emphasis"><text:span text:style-name="T3">97:</text:span></text:span></text:span><text:span text:style-name="Citation"><text:span text:style-name="T2">537–548.</text:span></text:span><text:a xlink:type="simple" xlink:href="http://dx.doi.org/10.1093/qjmed/hch089" office:target-frame-name="_blank" xlink:show="new" text:style-name="Internet_20_link" text:visited-style-name="Visited_20_Internet_20_Link"><text:span text:style-name="Citation">View Article</text:span></text:a><text:a xlink:type="simple" xlink:href="http://www.ncbi.nlm.nih.gov/entrez/query.fcgi?cmd=Retrieve&amp;db=PubMed&amp;dopt=Abstract&amp;list_uids=15256611" office:target-frame-name="_blank" xlink:show="new" text:style-name="Internet_20_link" text:visited-style-name="Visited_20_Internet_20_Link"><text:span text:style-name="Citation">PubMed</text:span></text:a><text:a xlink:type="simple" xlink:href="http://scholar.google.com/scholar_lookup?title=Coenzyme%20Q10%20and%20diabetic%20endotheliopathy%3A%20oxidative%20stress%20and%20the%20‘recoupling%20hypothesis’&amp;author=G.%20Chew&amp;author=G.%20Watts&amp;journal=QJM&amp;volume=97&amp;pages=537-548&amp;publication_year=2004" office:target-frame-name="_blank" xlink:show="new" text:style-name="Internet_20_link" text:visited-style-name="Visited_20_Internet_20_Link"><text:span text:style-name="Citation">Google Scholar</text:span></text:a></text:p>
        </text:list-item>
        <text:list-item>
          <text:p text:style-name="P3"><text:bookmark text:name="CR4"/><text:span text:style-name="Citation"><text:span text:style-name="T2">Lim SC, Lekshminarayanan R, Goh SK, Ong YY, Subramaniam T, Sum CF, Ong CN, Lee BL: </text:span></text:span><text:span text:style-name="Citation"><text:span text:style-name="Strong_20_Emphasis"><text:span text:style-name="T3">The effect of coenzyme Q10 on microcirculatory endothelial function of subjects with type 2 diabetes mellitus.</text:span></text:span></text:span><text:span text:style-name="Citation"><text:span text:style-name="T2"> </text:span></text:span><text:span text:style-name="Citation"><text:span text:style-name="Emphasis"><text:span text:style-name="T4">Atherosclerosis</text:span></text:span></text:span><text:span text:style-name="Citation"><text:span text:style-name="T2"> 2008, </text:span></text:span><text:span text:style-name="Citation"><text:span text:style-name="Strong_20_Emphasis"><text:span text:style-name="T3">196:</text:span></text:span></text:span><text:span text:style-name="Citation"><text:span text:style-name="T2">966–969.</text:span></text:span><text:a xlink:type="simple" xlink:href="http://dx.doi.org/10.1016/j.atherosclerosis.2007.11.012" office:target-frame-name="_blank" xlink:show="new" text:style-name="Internet_20_link" text:visited-style-name="Visited_20_Internet_20_Link"><text:span text:style-name="Citation">View Article</text:span></text:a><text:a xlink:type="simple" xlink:href="http://www.ncbi.nlm.nih.gov/entrez/query.fcgi?cmd=Retrieve&amp;db=PubMed&amp;dopt=Abstract&amp;list_uids=18164307" office:target-frame-name="_blank" xlink:show="new" text:style-name="Internet_20_link" text:visited-style-name="Visited_20_Internet_20_Link"><text:span text:style-name="Citation">PubMed</text:span></text:a><text:a xlink:type="simple" xlink:href="http://scholar.google.com/scholar_lookup?title=The%20effect%20of%20coenzyme%20Q10%20on%20microcirculatory%20endothelial%20function%20of%20subjects%20with%20type%202%20diabetes%20mellitus&amp;author=SC.%20Lim&amp;author=R.%20Lekshminarayanan&amp;author=SK.%20Goh&amp;author=YY.%20Ong&amp;author=T.%20Subramaniam&amp;author=CF.%20Sum&amp;author=CN.%20Ong&amp;author=BL.%20Lee&amp;journal=Atherosclerosis&amp;volume=196&amp;pages=966-969&amp;publication_year=2008" office:target-frame-name="_blank" xlink:show="new" text:style-name="Internet_20_link" text:visited-style-name="Visited_20_Internet_20_Link"><text:span text:style-name="Citation">Google Scholar</text:span></text:a></text:p>
        </text:list-item>
        <text:list-item>
          <text:p text:style-name="P1"><text:bookmark text:name="CR10"/><text:span text:style-name="Citation"><text:span text:style-name="T2">Emerit J, Edeas M, Bricaire F: </text:span></text:span><text:span text:style-name="Citation"><text:span text:style-name="Strong_20_Emphasis"><text:span text:style-name="T3">Neurodegenerative diseases and oxidative stress.</text:span></text:span></text:span><text:span text:style-name="Citation"><text:span text:style-name="T2"> </text:span></text:span><text:span text:style-name="Citation"><text:span text:style-name="Emphasis"><text:span text:style-name="T4">Biomed Pharmacother</text:span></text:span></text:span><text:span text:style-name="Citation"><text:span text:style-name="T2"> 2004, </text:span></text:span><text:span text:style-name="Citation"><text:span text:style-name="Strong_20_Emphasis"><text:span text:style-name="T3">58:</text:span></text:span></text:span><text:span text:style-name="Citation"><text:span text:style-name="T2">39–46.</text:span></text:span><text:a xlink:type="simple" xlink:href="http://dx.doi.org/10.1016/j.biopha.2003.11.004" office:target-frame-name="_blank" xlink:show="new" text:style-name="Internet_20_link" text:visited-style-name="Visited_20_Internet_20_Link"><text:span text:style-name="Citation">View Article</text:span></text:a><text:a xlink:type="simple" xlink:href="http://www.ncbi.nlm.nih.gov/entrez/query.fcgi?cmd=Retrieve&amp;db=PubMed&amp;dopt=Abstract&amp;list_uids=14739060" office:target-frame-name="_blank" xlink:show="new" text:style-name="Internet_20_link" text:visited-style-name="Visited_20_Internet_20_Link"><text:span text:style-name="Citation">PubMed</text:span></text:a><text:a xlink:type="simple" xlink:href="http://scholar.google.com/scholar_lookup?title=Neurodegenerative%20diseases%20and%20oxidative%20stress&amp;author=J.%20Emerit&amp;author=M.%20Edeas&amp;author=F.%20Bricaire&amp;journal=Biomed%20Pharmacother&amp;volume=58&amp;pages=39-46&amp;publication_year=2004" office:target-frame-name="_blank" xlink:show="new" text:style-name="Internet_20_link" text:visited-style-name="Visited_20_Internet_20_Link"><text:span text:style-name="Citation">Google Scholar</text:span></text:a></text:p>
        </text:list-item>
        <text:list-item>
          <text:p text:style-name="P1"><text:bookmark text:name="CR14"/><text:span text:style-name="Citation"><text:span text:style-name="T2">Suzuki S, Hinokio Y, Ohtomo M, Hirai M, Hirai A, Chiba M, Kasuga S, Satoh Y, Akai H, Toyota T: </text:span></text:span><text:span text:style-name="Citation"><text:span text:style-name="Strong_20_Emphasis"><text:span text:style-name="T3">The effects of coenzyme Q10 treatment on maternally inherited diabetes mellitus and deafness, and mitochondrial DNA 3243 (A to G) mutation.</text:span></text:span></text:span><text:span text:style-name="Citation"><text:span text:style-name="T2"> </text:span></text:span><text:span text:style-name="Citation"><text:span text:style-name="Emphasis"><text:span text:style-name="T4">Diabetologia</text:span></text:span></text:span><text:span text:style-name="Citation"><text:span text:style-name="T2"> 1998, </text:span></text:span><text:span text:style-name="Citation"><text:span text:style-name="Strong_20_Emphasis"><text:span text:style-name="T3">41:</text:span></text:span></text:span><text:span text:style-name="Citation"><text:span text:style-name="T2">584–588.</text:span></text:span><text:a xlink:type="simple" xlink:href="http://dx.doi.org/10.1007/s001250050950" office:target-frame-name="_blank" xlink:show="new" text:style-name="Internet_20_link" text:visited-style-name="Visited_20_Internet_20_Link"><text:span text:style-name="Citation">View Article</text:span></text:a><text:a xlink:type="simple" xlink:href="http://www.ncbi.nlm.nih.gov/entrez/query.fcgi?cmd=Retrieve&amp;db=PubMed&amp;dopt=Abstract&amp;list_uids=9628277" office:target-frame-name="_blank" xlink:show="new" text:style-name="Internet_20_link" text:visited-style-name="Visited_20_Internet_20_Link"><text:span text:style-name="Citation">PubMed</text:span></text:a><text:a xlink:type="simple" xlink:href="http://scholar.google.com/scholar_lookup?title=The%20effects%20of%20coenzyme%20Q10%20treatment%20on%20maternally%20inherited%20diabetes%20mellitus%20and%20deafness%2C%20and%20mitochondrial%20DNA%203243%20%28A%20to%20G%29%20mutation&amp;author=S.%20Suzuki&amp;author=Y.%20Hinokio&amp;author=M.%20Ohtomo&amp;author=M.%20Hirai&amp;author=A.%20Hirai&amp;author=M.%20Chiba&amp;author=S.%20Kasuga&amp;author=Y.%20Satoh&amp;author=H.%20Akai&amp;author=T.%20Toyota&amp;journal=Diabetologia&amp;volume=41&amp;pages=584-588&amp;publication_year=1998" office:target-frame-name="_blank" xlink:show="new" text:style-name="Internet_20_link" text:visited-style-name="Visited_20_Internet_20_Link"><text:span text:style-name="Citation">Google Scholar</text:span></text:a></text:p>
        </text:list-item>
        <text:list-item>
          <text:p text:style-name="P1"><text:bookmark text:name="CR15"/><text:span text:style-name="Citation"><text:span text:style-name="T2">Lim S, Tan H, Goh S, Subramaniam T, Sum C, Tan I, Lee B, Ong C: </text:span></text:span><text:span text:style-name="Citation"><text:span text:style-name="Strong_20_Emphasis"><text:span text:style-name="T3">Oxidative burden in prediabetic and diabetic individuals: evidence from plasma coenzyme Q10.</text:span></text:span></text:span><text:span text:style-name="Citation"><text:span text:style-name="T2"> </text:span></text:span><text:span text:style-name="Citation"><text:span text:style-name="Emphasis"><text:span text:style-name="T4">Diabet Med</text:span></text:span></text:span><text:span text:style-name="Citation"><text:span text:style-name="T2"> 2006, </text:span></text:span><text:span text:style-name="Citation"><text:span text:style-name="Strong_20_Emphasis"><text:span text:style-name="T3">23:</text:span></text:span></text:span><text:span text:style-name="Citation"><text:span text:style-name="T2">1344–1349.</text:span></text:span><text:a xlink:type="simple" xlink:href="http://dx.doi.org/10.1111/j.1464-5491.2006.01996.x" office:target-frame-name="_blank" xlink:show="new" text:style-name="Internet_20_link" text:visited-style-name="Visited_20_Internet_20_Link"><text:span text:style-name="Citation">View Article</text:span></text:a><text:a xlink:type="simple" xlink:href="http://www.ncbi.nlm.nih.gov/entrez/query.fcgi?cmd=Retrieve&amp;db=PubMed&amp;dopt=Abstract&amp;list_uids=17116186" office:target-frame-name="_blank" xlink:show="new" text:style-name="Internet_20_link" text:visited-style-name="Visited_20_Internet_20_Link"><text:span text:style-name="Citation">PubMed</text:span></text:a><text:a xlink:type="simple" xlink:href="http://scholar.google.com/scholar_lookup?title=Oxidative%20burden%20in%20prediabetic%20and%20diabetic%20individuals%3A%20evidence%20from%20plasma%20coenzyme%20Q10&amp;author=S.%20Lim&amp;author=H.%20Tan&amp;author=S.%20Goh&amp;author=T.%20Subramaniam&amp;author=C.%20Sum&amp;author=I.%20Tan&amp;author=B.%20Lee&amp;author=C.%20Ong&amp;journal=Diabet%20Med&amp;volume=23&amp;pages=1344-1349&amp;publication_year=2006" office:target-frame-name="_blank" xlink:show="new" text:style-name="Internet_20_link" text:visited-style-name="Visited_20_Internet_20_Link"><text:span text:style-name="Citation">Google Scholar</text:span></text:a></text:p>
        </text:list-item>
        <text:list-item>
          <text:p text:style-name="P1"><text:bookmark text:name="CR16"/><text:span text:style-name="Citation"><text:span text:style-name="T2">Modi K, Santani D, Goyal R, Bhatt P: </text:span></text:span><text:span text:style-name="Citation"><text:span text:style-name="Strong_20_Emphasis"><text:span text:style-name="T3">Effect of coenzyme Q10 on catalase activity and other antioxidant parameters in streptozotocin-induced diabetic rats.</text:span></text:span></text:span><text:span text:style-name="Citation"><text:span text:style-name="T2"> </text:span></text:span><text:span text:style-name="Citation"><text:span text:style-name="Emphasis"><text:span text:style-name="T4">Biol Trace Elem Res</text:span></text:span></text:span><text:span text:style-name="Citation"><text:span text:style-name="T2"> 2006, </text:span></text:span><text:span text:style-name="Citation"><text:span text:style-name="Strong_20_Emphasis"><text:span text:style-name="T3">109:</text:span></text:span></text:span><text:span text:style-name="Citation"><text:span text:style-name="T2">25–33.</text:span></text:span><text:a xlink:type="simple" xlink:href="http://dx.doi.org/10.1385/BTER%3A109%3A1%3A025" office:target-frame-name="_blank" xlink:show="new" text:style-name="Internet_20_link" text:visited-style-name="Visited_20_Internet_20_Link"><text:span text:style-name="Citation">View Article</text:span></text:a><text:a xlink:type="simple" xlink:href="http://www.ncbi.nlm.nih.gov/entrez/query.fcgi?cmd=Retrieve&amp;db=PubMed&amp;dopt=Abstract&amp;list_uids=16388100" office:target-frame-name="_blank" xlink:show="new" text:style-name="Internet_20_link" text:visited-style-name="Visited_20_Internet_20_Link"><text:span text:style-name="Citation">PubMed</text:span></text:a><text:a xlink:type="simple" xlink:href="http://scholar.google.com/scholar_lookup?title=Effect%20of%20coenzyme%20Q10%20on%20catalase%20activity%20and%20other%20antioxidant%20parameters%20in%20streptozotocin-induced%20diabetic%20rats&amp;author=K.%20Modi&amp;author=D.%20Santani&amp;author=R.%20Goyal&amp;author=P.%20Bhatt&amp;journal=Biol%20Trace%20Elem%20Res&amp;volume=109&amp;pages=25-33&amp;publication_year=2006" office:target-frame-name="_blank" xlink:show="new" text:style-name="Internet_20_link" text:visited-style-name="Visited_20_Internet_20_Link"><text:span text:style-name="Citation">Google Scholar</text:span></text:a></text:p>
        </text:list-item>
        <text:list-item>
          <text:p text:style-name="P1"><text:bookmark text:name="CR17"/><text:soft-page-break/><text:span text:style-name="Citation"><text:span text:style-name="T2">Sena CM, Nunes E, Gomes A, Santos MS, Proenca T, Martins MI, Seica RM: </text:span></text:span><text:span text:style-name="Citation"><text:span text:style-name="Strong_20_Emphasis"><text:span text:style-name="T3">Supplementation of coenzyme Q10 and alpha-tocopherol lowers glycated hemoglobin level and lipid peroxidation in pancreas of diabetic rats.</text:span></text:span></text:span><text:span text:style-name="Citation"><text:span text:style-name="T2"> </text:span></text:span><text:span text:style-name="Citation"><text:span text:style-name="Emphasis"><text:span text:style-name="T4">Nutr Res</text:span></text:span></text:span><text:span text:style-name="Citation"><text:span text:style-name="T2">2008, </text:span></text:span><text:span text:style-name="Citation"><text:span text:style-name="Strong_20_Emphasis"><text:span text:style-name="T3">28:</text:span></text:span></text:span><text:span text:style-name="Citation"><text:span text:style-name="T2">113–121.</text:span></text:span><text:a xlink:type="simple" xlink:href="http://dx.doi.org/10.1016/j.nutres.2007.12.005" office:target-frame-name="_blank" xlink:show="new" text:style-name="Internet_20_link" text:visited-style-name="Visited_20_Internet_20_Link"><text:span text:style-name="Citation">View Article</text:span></text:a><text:a xlink:type="simple" xlink:href="http://www.ncbi.nlm.nih.gov/entrez/query.fcgi?cmd=Retrieve&amp;db=PubMed&amp;dopt=Abstract&amp;list_uids=19083397" office:target-frame-name="_blank" xlink:show="new" text:style-name="Internet_20_link" text:visited-style-name="Visited_20_Internet_20_Link"><text:span text:style-name="Citation">PubMed</text:span></text:a><text:a xlink:type="simple" xlink:href="http://scholar.google.com/scholar_lookup?title=Supplementation%20of%20coenzyme%20Q10%20and%20alpha-tocopherol%20lowers%20glycated%20hemoglobin%20level%20and%20lipid%20peroxidation%20in%20pancreas%20of%20diabetic%20rats&amp;author=CM.%20Sena&amp;author=E.%20Nunes&amp;author=A.%20Gomes&amp;author=MS.%20Santos&amp;author=T.%20Proenca&amp;author=MI.%20Martins&amp;author=RM.%20Seica&amp;journal=Nutr%20Res&amp;volume=28&amp;pages=113-121&amp;publication_year=2008" office:target-frame-name="_blank" xlink:show="new" text:style-name="Internet_20_link" text:visited-style-name="Visited_20_Internet_20_Link"><text:span text:style-name="Citation">Google Scholar</text:span></text:a></text:p>
        </text:list-item>
        <text:list-item>
          <text:p text:style-name="P1"><text:bookmark text:name="CR19"/><text:span text:style-name="Citation"><text:span text:style-name="T2">Playford DA, Watts GF, Croft KD, Burke V: </text:span></text:span><text:span text:style-name="Citation"><text:span text:style-name="Strong_20_Emphasis"><text:span text:style-name="T3">Combined effect of coenzyme Q10 and fenofibrate on forearm microcirculatory function in type 2 diabetes.</text:span></text:span></text:span><text:span text:style-name="Citation"><text:span text:style-name="T2"> </text:span></text:span><text:span text:style-name="Citation"><text:span text:style-name="Emphasis"><text:span text:style-name="T4">Atherosclerosis</text:span></text:span></text:span><text:span text:style-name="Citation"><text:span text:style-name="T2"> 2003, </text:span></text:span><text:span text:style-name="Citation"><text:span text:style-name="Strong_20_Emphasis"><text:span text:style-name="T3">168:</text:span></text:span></text:span><text:span text:style-name="Citation"><text:span text:style-name="T2">169–179.</text:span></text:span><text:a xlink:type="simple" xlink:href="http://dx.doi.org/10.1016/S0021-9150(02)00417-3" office:target-frame-name="_blank" xlink:show="new" text:style-name="Internet_20_link" text:visited-style-name="Visited_20_Internet_20_Link"><text:span text:style-name="Citation">View Article</text:span></text:a><text:a xlink:type="simple" xlink:href="http://www.ncbi.nlm.nih.gov/entrez/query.fcgi?cmd=Retrieve&amp;db=PubMed&amp;dopt=Abstract&amp;list_uids=12732401" office:target-frame-name="_blank" xlink:show="new" text:style-name="Internet_20_link" text:visited-style-name="Visited_20_Internet_20_Link"><text:span text:style-name="Citation">PubMed</text:span></text:a><text:a xlink:type="simple" xlink:href="http://scholar.google.com/scholar_lookup?title=Combined%20effect%20of%20coenzyme%20Q10%20and%20fenofibrate%20on%20forearm%20microcirculatory%20function%20in%20type%202%20diabetes&amp;author=DA.%20Playford&amp;author=GF.%20Watts&amp;author=KD.%20Croft&amp;author=V.%20Burke&amp;journal=Atherosclerosis&amp;volume=168&amp;pages=169-179&amp;publication_year=2003" office:target-frame-name="_blank" xlink:show="new" text:style-name="Internet_20_link" text:visited-style-name="Visited_20_Internet_20_Link"><text:span text:style-name="Citation">Google Scholar</text:span></text:a></text:p>
        </text:list-item>
        <text:list-item>
          <text:p text:style-name="P1"><text:bookmark text:name="CR20"/><text:span text:style-name="Citation"><text:span text:style-name="T2">Chew GT, Watts GF, Davis TM, Stuckey BG, Beilin LJ, Thompson PL, Burke V, Currie PJ: </text:span></text:span><text:span text:style-name="Citation"><text:span text:style-name="Strong_20_Emphasis"><text:span text:style-name="T3">Hemodynamic effects of fenofibrate and coenzyme Q10 in type 2 diabetic subjects with left ventricular diastolic dysfunction.</text:span></text:span></text:span><text:span text:style-name="Citation"><text:span text:style-name="T2"> </text:span></text:span><text:span text:style-name="Citation"><text:span text:style-name="Emphasis"><text:span text:style-name="T4">Diabetes Care</text:span></text:span></text:span><text:span text:style-name="Citation"><text:span text:style-name="T2">2008, </text:span></text:span><text:span text:style-name="Citation"><text:span text:style-name="Strong_20_Emphasis"><text:span text:style-name="T3">31:</text:span></text:span></text:span><text:span text:style-name="Citation"><text:span text:style-name="T2">1502–1509.</text:span></text:span><text:a xlink:type="simple" xlink:href="http://dx.doi.org/10.2337/dc08-0118" office:target-frame-name="_blank" xlink:show="new" text:style-name="Internet_20_link" text:visited-style-name="Visited_20_Internet_20_Link"><text:span text:style-name="Citation">View Article</text:span></text:a><text:a xlink:type="simple" xlink:href="http://www.ncbi.nlm.nih.gov/entrez/query.fcgi?cmd=Retrieve&amp;db=PubMed&amp;dopt=Abstract&amp;list_uids=18487480" office:target-frame-name="_blank" xlink:show="new" text:style-name="Internet_20_link" text:visited-style-name="Visited_20_Internet_20_Link"><text:span text:style-name="Citation">PubMed</text:span></text:a><text:a xlink:type="simple" xlink:href="http://www.ncbi.nlm.nih.gov/pmc/articles/PMC2494652" office:target-frame-name="_blank" xlink:show="new" text:style-name="Internet_20_link" text:visited-style-name="Visited_20_Internet_20_Link"><text:span text:style-name="Citation">PubMed Central</text:span></text:a><text:a xlink:type="simple" xlink:href="http://scholar.google.com/scholar_lookup?title=Hemodynamic%20effects%20of%20fenofibrate%20and%20coenzyme%20Q10%20in%20type%202%20diabetic%20subjects%20with%20left%20ventricular%20diastolic%20dysfunction&amp;author=GT.%20Chew&amp;author=GF.%20Watts&amp;author=TM.%20Davis&amp;author=BG.%20Stuckey&amp;author=LJ.%20Beilin&amp;author=PL.%20Thompson&amp;author=V.%20Burke&amp;author=PJ.%20Currie&amp;journal=Diabetes%20Care&amp;volume=31&amp;pages=1502-1509&amp;publication_year=2008" office:target-frame-name="_blank" xlink:show="new" text:style-name="Internet_20_link" text:visited-style-name="Visited_20_Internet_20_Link"><text:span text:style-name="Citation">Google Scholar</text:span></text:a></text:p>
        </text:list-item>
        <text:list-item>
          <text:p text:style-name="P1"><text:bookmark text:name="CR21"/><text:span text:style-name="Citation"><text:span text:style-name="T2">Hodgson JM, Watts GF, Playford DA, Burke V, Croft KD: </text:span></text:span><text:span text:style-name="Citation"><text:span text:style-name="Strong_20_Emphasis"><text:span text:style-name="T3">Coenzyme Q10 improves blood pressure and glycaemic control: a controlled trial in subjects with type 2 diabetes.</text:span></text:span></text:span><text:span text:style-name="Citation"><text:span text:style-name="T2"> </text:span></text:span><text:span text:style-name="Citation"><text:span text:style-name="Emphasis"><text:span text:style-name="T4">Eur J Clin Nutr</text:span></text:span></text:span><text:span text:style-name="Citation"><text:span text:style-name="T2"> 2002, </text:span></text:span><text:span text:style-name="Citation"><text:span text:style-name="Strong_20_Emphasis"><text:span text:style-name="T3">56:</text:span></text:span></text:span><text:span text:style-name="Citation"><text:span text:style-name="T2">1137–1142.</text:span></text:span><text:a xlink:type="simple" xlink:href="http://dx.doi.org/10.1038/sj.ejcn.1601464" office:target-frame-name="_blank" xlink:show="new" text:style-name="Internet_20_link" text:visited-style-name="Visited_20_Internet_20_Link"><text:span text:style-name="Citation">View Article</text:span></text:a><text:a xlink:type="simple" xlink:href="http://www.ncbi.nlm.nih.gov/entrez/query.fcgi?cmd=Retrieve&amp;db=PubMed&amp;dopt=Abstract&amp;list_uids=12428181" office:target-frame-name="_blank" xlink:show="new" text:style-name="Internet_20_link" text:visited-style-name="Visited_20_Internet_20_Link"><text:span text:style-name="Citation">PubMed</text:span></text:a><text:a xlink:type="simple" xlink:href="http://scholar.google.com/scholar_lookup?title=Coenzyme%20Q10%20improves%20blood%20pressure%20and%20glycaemic%20control%3A%20a%20controlled%20trial%20in%20subjects%20with%20type%202%20diabetes&amp;author=JM.%20Hodgson&amp;author=GF.%20Watts&amp;author=DA.%20Playford&amp;author=V.%20Burke&amp;author=KD.%20Croft&amp;journal=Eur%20J%20Clin%20Nutr&amp;volume=56&amp;pages=1137-1142&amp;publication_year=2002" office:target-frame-name="_blank" xlink:show="new" text:style-name="Internet_20_link" text:visited-style-name="Visited_20_Internet_20_Link"><text:span text:style-name="Citation">Google Scholar</text:span></text:a></text:p>
        </text:list-item>
        <text:list-item>
          <text:p text:style-name="P1"><text:bookmark text:name="CR25"/><text:span text:style-name="Citation"><text:span text:style-name="T2">Eriksson JG, Forsen TJ, Mortensen SA, Rohde M: </text:span></text:span><text:span text:style-name="Citation"><text:span text:style-name="Strong_20_Emphasis"><text:span text:style-name="T3">The effect of coenzyme Q10 administration on metabolic control in patients with type 2 diabetes mellitus.</text:span></text:span></text:span><text:span text:style-name="Citation"><text:span text:style-name="T2"> </text:span></text:span><text:span text:style-name="Citation"><text:span text:style-name="Emphasis"><text:span text:style-name="T4">Biofactors</text:span></text:span></text:span><text:span text:style-name="Citation"><text:span text:style-name="T2"> 1999, </text:span></text:span><text:span text:style-name="Citation"><text:span text:style-name="Strong_20_Emphasis"><text:span text:style-name="T3">9:</text:span></text:span></text:span><text:span text:style-name="Citation"><text:span text:style-name="T2">315–318.</text:span></text:span><text:a xlink:type="simple" xlink:href="http://dx.doi.org/10.1002/biof.5520090229" office:target-frame-name="_blank" xlink:show="new" text:style-name="Internet_20_link" text:visited-style-name="Visited_20_Internet_20_Link"><text:span text:style-name="Citation">View Article</text:span></text:a><text:a xlink:type="simple" xlink:href="http://www.ncbi.nlm.nih.gov/entrez/query.fcgi?cmd=Retrieve&amp;db=PubMed&amp;dopt=Abstract&amp;list_uids=10416046" office:target-frame-name="_blank" xlink:show="new" text:style-name="Internet_20_link" text:visited-style-name="Visited_20_Internet_20_Link"><text:span text:style-name="Citation">PubMed</text:span></text:a><text:a xlink:type="simple" xlink:href="http://scholar.google.com/scholar_lookup?title=The%20effect%20of%20coenzyme%20Q10%20administration%20on%20metabolic%20control%20in%20patients%20with%20type%202%20diabetes%20mellitus&amp;author=JG.%20Eriksson&amp;author=TJ.%20Forsen&amp;author=SA.%20Mortensen&amp;author=M.%20Rohde&amp;journal=Biofactors&amp;volume=9&amp;pages=315-318&amp;publication_year=1999" office:target-frame-name="_blank" xlink:show="new" text:style-name="Internet_20_link" text:visited-style-name="Visited_20_Internet_20_Link"><text:span text:style-name="Citation">Google Scholar</text:span></text:a></text:p>
        </text:list-item>
        <text:list-item>
          <text:p text:style-name="P1"><text:bookmark text:name="CR27"/><text:span text:style-name="Citation"><text:span text:style-name="T2">Coldiron AD Jr, Sanders RA, Watkins JB 3rd: </text:span></text:span><text:span text:style-name="Citation"><text:span text:style-name="Strong_20_Emphasis"><text:span text:style-name="T3">Effects of combined quercetin and coenzyme Q(10) treatment on oxidative stress in normal and diabetic rats.</text:span></text:span></text:span><text:span text:style-name="Citation"><text:span text:style-name="T2"> </text:span></text:span><text:span text:style-name="Citation"><text:span text:style-name="Emphasis"><text:span text:style-name="T4">J Biochem Mol Toxicol</text:span></text:span></text:span><text:span text:style-name="Citation"><text:span text:style-name="T2"> 2002, </text:span></text:span><text:span text:style-name="Citation"><text:span text:style-name="Strong_20_Emphasis"><text:span text:style-name="T3">16:</text:span></text:span></text:span><text:span text:style-name="Citation"><text:span text:style-name="T2">197–202.</text:span></text:span><text:a xlink:type="simple" xlink:href="http://dx.doi.org/10.1002/jbt.10035" office:target-frame-name="_blank" xlink:show="new" text:style-name="Internet_20_link" text:visited-style-name="Visited_20_Internet_20_Link"><text:span text:style-name="Citation">View Article</text:span></text:a><text:a xlink:type="simple" xlink:href="http://www.ncbi.nlm.nih.gov/entrez/query.fcgi?cmd=Retrieve&amp;db=PubMed&amp;dopt=Abstract&amp;list_uids=12242689" office:target-frame-name="_blank" xlink:show="new" text:style-name="Internet_20_link" text:visited-style-name="Visited_20_Internet_20_Link"><text:span text:style-name="Citation">PubMed</text:span></text:a><text:a xlink:type="simple" xlink:href="http://scholar.google.com/scholar_lookup?title=Effects%20of%20combined%20quercetin%20and%20coenzyme%20Q%2810%29%20treatment%20on%20oxidative%20stress%20in%20normal%20and%20diabetic%20rats&amp;author=AD.%20Coldiron&amp;author=RA.%20Sanders&amp;author=JB.%20Watkins&amp;journal=J%20Biochem%20Mol%20Toxicol&amp;volume=16&amp;pages=197-202&amp;publication_year=2002" office:target-frame-name="_blank" xlink:show="new" text:style-name="Internet_20_link" text:visited-style-name="Visited_20_Internet_20_Link"><text:span text:style-name="Citation">Google Scholar</text:span></text:a></text:p>
          <text:p text:style-name="P1"><text:span text:style-name="Citation"><text:span text:style-name="T5"/></text:span></text:p>
          <text:p text:style-name="P1"><text:soft-page-break/><text:span text:style-name="Citation"><text:span text:style-name="T5"/></text:span></text:p>
        </text:list-item>
        <text:list-item>
          <text:p text:style-name="P1"><text:bookmark text:name="CR35"/><text:span text:style-name="Citation"><text:span text:style-name="T2">Schroeder MM, Belloto RJ Jr, Hudson RA, McInerney MF: </text:span></text:span><text:span text:style-name="Citation"><text:span text:style-name="Strong_20_Emphasis"><text:span text:style-name="T3">Effects of antioxidants coenzyme Q10 and lipoic acid on interleukin-1 beta-mediated inhibition of glucose-stimulated insulin release from cultured mouse pancreatic islets.</text:span></text:span></text:span><text:span text:style-name="Citation"><text:span text:style-name="Emphasis"><text:span text:style-name="T4">Immunopharmacol Immunotoxicol</text:span></text:span></text:span><text:span text:style-name="Citation"><text:span text:style-name="T2"> 2005, </text:span></text:span><text:span text:style-name="Citation"><text:span text:style-name="Strong_20_Emphasis"><text:span text:style-name="T3">27:</text:span></text:span></text:span><text:span text:style-name="Citation"><text:span text:style-name="T2">109–122.</text:span></text:span><text:a xlink:type="simple" xlink:href="http://dx.doi.org/10.1081/IPH-51755" office:target-frame-name="_blank" xlink:show="new" text:style-name="Internet_20_link" text:visited-style-name="Visited_20_Internet_20_Link"><text:span text:style-name="Citation">View Article</text:span></text:a><text:a xlink:type="simple" xlink:href="http://www.ncbi.nlm.nih.gov/entrez/query.fcgi?cmd=Retrieve&amp;db=PubMed&amp;dopt=Abstract&amp;list_uids=15803864" office:target-frame-name="_blank" xlink:show="new" text:style-name="Internet_20_link" text:visited-style-name="Visited_20_Internet_20_Link"><text:span text:style-name="Citation">PubMed</text:span></text:a><text:a xlink:type="simple" xlink:href="http://scholar.google.com/scholar_lookup?title=Effects%20of%20antioxidants%20coenzyme%20Q10%20and%20lipoic%20acid%20on%20interleukin-1%20beta-mediated%20inhibition%20of%20glucose-stimulated%20insulin%20release%20from%20cultured%20mouse%20pancreatic%20islets&amp;author=MM.%20Schroeder&amp;author=RJ.%20Belloto&amp;author=RA.%20Hudson&amp;author=MF.%20McInerney&amp;journal=Immunopharmacol%20Immunotoxicol&amp;volume=27&amp;pages=109-122&amp;publication_year=2005" office:target-frame-name="_blank" xlink:show="new" text:style-name="Internet_20_link" text:visited-style-name="Visited_20_Internet_20_Link"><text:span text:style-name="Citation">Google Scholar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ra" svg:font-family="Lora"/>
    <style:font-face style:name="Open Sans" svg:font-family="'Open Sans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1-13T20:27:40.21</meta:creation-date>
    <dc:date>2016-11-13T20:46:02.09</dc:date>
    <dc:creator>James Lombardi</dc:creator>
    <meta:editing-duration>PT18M22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3" meta:paragraph-count="14" meta:word-count="433" meta:character-count="3094"/>
  </office:meta>
</office:document-meta>
</file>